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1" svg:font-family="Consolas"/>
    <style:font-face style:name="Mangal1" svg:font-family="Mangal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62cm" table:align="left"/>
    </style:style>
    <style:style style:name="Tabelle1.A" style:family="table-column">
      <style:table-column-properties style:column-width="7.62cm"/>
    </style:style>
    <style:style style:name="Tabelle1.1" style:family="table-row">
      <style:table-row-properties style:min-row-height="4.18cm"/>
    </style:style>
    <style:style style:name="Tabelle1.A1" style:family="table-cell">
      <style:table-cell-properties style:vertical-align="middle" fo:background-color="#ffffff">
        <style:background-image/>
      </style:table-cell-properties>
    </style:style>
    <style:style style:name="Tabelle2" style:family="table">
      <style:table-properties style:width="7.62cm" style:rel-width="100%" table:align="left"/>
    </style:style>
    <style:style style:name="Tabelle2.A" style:family="table-column">
      <style:table-column-properties style:column-width="7.62cm" style:rel-column-width="65535*"/>
    </style:style>
    <style:style style:name="Tabelle2.A1" style:family="table-cell">
      <style:table-cell-properties style:vertical-align="middle"/>
    </style:style>
    <style:style style:name="Tabelle3" style:family="table">
      <style:table-properties style:width="7.62cm" table:align="left"/>
    </style:style>
    <style:style style:name="Tabelle3.A" style:family="table-column">
      <style:table-column-properties style:column-width="7.62cm"/>
    </style:style>
    <style:style style:name="Tabelle3.1" style:family="table-row">
      <style:table-row-properties style:min-row-height="1.164cm"/>
    </style:style>
    <style:style style:name="Tabelle3.A1" style:family="table-cell">
      <style:table-cell-properties style:vertical-align="middle" fo:background-color="#ffffff">
        <style:background-image/>
      </style:table-cell-properties>
    </style:style>
    <style:style style:name="Tabelle4" style:family="table">
      <style:table-properties style:width="7.62cm" style:rel-width="100%" table:align="left"/>
    </style:style>
    <style:style style:name="Tabelle4.A" style:family="table-column">
      <style:table-column-properties style:column-width="7.62cm" style:rel-column-width="65535*"/>
    </style:style>
    <style:style style:name="Tabelle4.A1" style:family="table-cell">
      <style:table-cell-properties style:vertical-align="middle"/>
    </style:style>
    <style:style style:name="Tabelle5" style:family="table">
      <style:table-properties style:width="7.62cm" table:align="left"/>
    </style:style>
    <style:style style:name="Tabelle5.A" style:family="table-column">
      <style:table-column-properties style:column-width="7.62cm"/>
    </style:style>
    <style:style style:name="Tabelle5.1" style:family="table-row">
      <style:table-row-properties style:min-row-height="4.18cm"/>
    </style:style>
    <style:style style:name="Tabelle5.A1" style:family="table-cell">
      <style:table-cell-properties style:vertical-align="middle" fo:background-color="#ffffff">
        <style:background-image/>
      </style:table-cell-properties>
    </style:style>
    <style:style style:name="Tabelle6" style:family="table">
      <style:table-properties style:width="7.62cm" style:rel-width="100%" table:align="left"/>
    </style:style>
    <style:style style:name="Tabelle6.A" style:family="table-column">
      <style:table-column-properties style:column-width="7.62cm" style:rel-column-width="65535*"/>
    </style:style>
    <style:style style:name="Tabelle6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fo:padding="0cm" fo:border="none"/>
    </style:style>
    <style:style style:name="P2" style:family="paragraph" style:parent-style-name="Table_20_Contents">
      <style:paragraph-properties fo:margin-top="0cm" fo:margin-bottom="0.499cm" fo:text-align="justify" style:justify-single-word="false" fo:padding="0cm" fo:border="none"/>
    </style:style>
    <style:style style:name="P3" style:family="paragraph" style:parent-style-name="Text_20_body">
      <style:text-properties fo:color="#0000cc" fo:font-weight="bold"/>
    </style:style>
    <style:style style:name="P4" style:family="paragraph" style:parent-style-name="Text_20_body">
      <style:text-properties fo:color="#0000cc" style:font-name="Consolas1" fo:font-size="10pt" fo:language="en" fo:country="GB" fo:font-weight="bold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text-properties fo:font-size="10pt"/>
    </style:style>
    <style:style style:name="P7" style:family="paragraph" style:parent-style-name="Text_20_body">
      <style:text-properties fo:font-size="10pt" fo:font-weight="bold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fo:font-size="9pt"/>
    </style:style>
    <style:style style:name="P10" style:family="paragraph" style:parent-style-name="Text_20_body">
      <style:text-properties fo:color="#3f7f5f"/>
    </style:style>
    <style:style style:name="P11" style:family="paragraph" style:parent-style-name="Text_20_body">
      <style:text-properties fo:color="#3f7f5f" style:font-name="Consolas" fo:font-size="10pt" fo:font-weight="bold" style:font-name-asian="Consolas" style:font-size-asian="10pt" style:font-name-complex="Consolas" style:font-size-complex="10pt"/>
    </style:style>
    <style:style style:name="P12" style:family="paragraph" style:parent-style-name="Text_20_body">
      <style:text-properties fo:color="#3f7f5f" style:font-name="Consolas1" fo:font-size="10pt"/>
    </style:style>
    <style:style style:name="P13" style:family="paragraph" style:parent-style-name="Text_20_body">
      <style:text-properties fo:color="#3f7f5f" style:font-name="Consolas1" fo:font-size="10pt" fo:language="en" fo:country="GB"/>
    </style:style>
    <style:style style:name="T1" style:family="text">
      <style:text-properties fo:color="#0000cc"/>
    </style:style>
    <style:style style:name="T2" style:family="text">
      <style:text-properties fo:color="#0000cc" fo:font-weight="bold"/>
    </style:style>
    <style:style style:name="T3" style:family="text">
      <style:text-properties fo:color="#0000cc" fo:font-size="9pt"/>
    </style:style>
    <style:style style:name="T4" style:family="text">
      <style:text-properties fo:font-weight="bold"/>
    </style:style>
    <style:style style:name="T5" style:family="text">
      <style:text-properties fo:language="en" fo:country="GB"/>
    </style:style>
    <style:style style:name="T6" style:family="text">
      <style:text-properties fo:language="en" fo:country="GB" fo:background-color="#0000ff"/>
    </style:style>
    <style:style style:name="T7" style:family="text">
      <style:text-properties style:font-name="Times New Roman1" fo:font-size="12pt"/>
    </style:style>
    <style:style style:name="T8" style:family="text">
      <style:text-properties fo:color="#3f7f5f"/>
    </style:style>
    <style:style style:name="T9" style:family="text">
      <style:text-properties fo:color="#3f7f5f" style:font-name="Consolas1" fo:font-size="10pt"/>
    </style:style>
    <style:style style:name="T10" style:family="text">
      <style:text-properties fo:color="#3f7f5f" style:font-name="Consolas1" fo:font-size="10pt" fo:language="en" fo:country="GB"/>
    </style:style>
    <style:style style:name="T11" style:family="text">
      <style:text-properties style:font-name="Consolas1" fo:font-size="10pt"/>
    </style:style>
    <style:style style:name="T12" style:family="text">
      <style:text-properties style:font-name="Consolas1" fo:font-size="10pt" fo:background-color="#0000ff"/>
    </style:style>
    <style:style style:name="T13" style:family="text">
      <style:text-properties style:font-name="Consolas1" fo:font-size="10pt" fo:language="en" fo:country="GB"/>
    </style:style>
    <style:style style:name="T14" style:family="text">
      <style:text-properties style:font-name="Consolas1" fo:font-size="10pt" fo:language="en" fo:country="GB" fo:background-color="#0000ff"/>
    </style:style>
    <style:style style:name="T15" style:family="text">
      <style:text-properties fo:background-color="#0000ff"/>
    </style:style>
    <style:style style:name="fr1" style:family="graphic" style:parent-style-name="Frame">
      <style:graphic-properties fo:margin-left="9.499cm" fo:margin-right="0cm" fo:margin-top="2.514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9.499cm" fo:margin-right="0cm" fo:margin-top="2.249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arch patterns supplied by Elexis:</text:p>
      <text:p text:style-name="P6">Vorab: In Java muss man den \ als \\ escapen im “String in Doppelanführungszeichen”. Die Suchpatterns stehen hier so, wie sie „netto“ von Elexis übergeben werden und auch interaktiv in die Suchen/Ersetzen-Masken beider Programme eingegeben werden können, zum Testen mit eben dieser Dokumentvorlage, vergleichend zwischen OO und MS Word.</text:p>
      <text:p text:style-name="P13">OO:    \[[*]?[-a-zA-ZäöüÄÖÜéàè_ ]+\.[-a-zA-Z0-9äöüÄÖÜéàè_ ]+\]</text:p>
      <text:p text:style-name="P6">Das wäre die genaue Übersetzung (je nach Spracheinstellung), aber Word 2003 nimmt {0,1} nicht:</text:p>
      <text:p text:style-name="P13">Word:  \[[\*]{0,1}[-a-zA-ZäöüÄÖÜéàè_ ]@.[-a-zA-Z0-9äöüÄÖÜéàè_ ]@\]<text:line-break/>Word:  \[[\*]{0;1}[-a-zA-ZäöüÄÖÜéàè_ ]@.[-a-zA-Z0-9äöüÄÖÜéàè_ ]@\]</text:p>
      <text:p text:style-name="P6">Angenähert: das lässt den einmaligen * nach dem öffnenden [ NICHT zu:</text:p>
      <text:p text:style-name="P13">Word:  \[[-a-zA-ZäöüÄÖÜéàè_ ]@.[-a-zA-Z0-9äöüÄÖÜéàè_ ]@\]</text:p>
      <text:p text:style-name="P6">Angenähert: das lässt einen oder keinen * nach dem öffnenden [ zu, aber auch jedes andere Zeichen, und das verwende ich nun vorerst einmal (analog auch bei den nachfolgenden Patterns):</text:p>
      <text:p text:style-name="P13">Word:  \[?[-a-zA-ZäöüÄÖÜéàè_ ]@.[-a-zA-Z0-9äöüÄÖÜéàè_ ]@\] </text:p>
      <text:p text:style-name="P6">Die übrigen Patterns habe ich wie folgt umgesetzt:</text:p>
      <text:p text:style-name="P12">OO:    \[[*]?[-a-zA-ZäöüÄÖÜéàè_ ]+(\.[-a-zA-Z0-9äöüÄÖÜéàè_ ]+)+\]<text:line-break/>Word:  \[?[\-a-zA-ZäöüÄÖÜéàè_ ]@(.[\-a-zA-Z0-9äöüÄÖÜéàè_ ]@)@\]<text:line-break/>(abgewandelt, damit es mit Word überhaupt läuft, findet ähnlich wie in OO, s.o.)</text:p>
      <text:p text:style-name="P10"> <text:span text:style-name="T11">OO:    \[[*]?[a-zA-Z]+:mwn?:[^\[]+\]<text:line-break/>Word:  \[?[a-zA-Z]@:[mwn]@:[a-zA-Z/\-.,_0-9 ]@\]<text:line-break/>(abgewandelt, damit es mit Word überhaupt läuft, findet ähnlich wie in OO, s.o.)</text:span></text:p>
      <text:p text:style-name="Text_20_body"><text:span text:style-name="T8"> </text:span><text:span text:style-name="T10">OO:    \[[*]?[-_a-zA-Z0-9]+:[-a-zA-Z0-9]+:[-a-zA-Z0-9\.]+:[-a-zA-Z0-9\.]:?[^\]]*\]<text:line-break/>Word:  \[?[\-_a-zA-Z0-9]@:[\a-zA-Z0-9]@:[\-a-zA-Z0-9.]@:[\-a-zA-Z0-9.]:?[?\]]*\]<text:line-break/></text:span><text:span text:style-name="T9">(kein Testsubtrat hier im Brief vorhanden)</text:span></text:p>
      <text:p text:style-name="P13"> OO:    \[[*]?SQL[^:]*:[^\[]+\]<text:line-break/>Word:  <text:span text:style-name="T15">\[SQL*:*\]</text:span><text:line-break/>(Sollte was finden, findet aber schon in OO *nichts*. In Word grob vereinfacht, geht.)</text:p>
      <text:p text:style-name="P13"> Please note: The final <text:span text:style-name="T15"> SQL statement in mz medical letter templates begins with:</text:span>[SQL|\n|\n \n:select concat_ws(', ',concat(ifn...</text:p>
      <text:p text:style-name="P13">So we must definitely accept characters between the [SQL and the :</text:p>
      <text:p text:style-name="P13"/>
      <text:p text:style-name="Text_20_body"><text:span text:style-name="T9"> OO:    \[SCRIPT:[^\[]+\]</text:span><text:span text:style-name="T11"><text:line-break/>Word:  \[SCRIPT:[?\[]@\]<text:line-break/>(kein Testsubtrat hier im Brief vorhanden)</text:span></text:p>
      <text:p text:style-name="P12"/>
      <text:p text:style-name="P10"> </text:p>
      <text:p text:style-name="P3"><draw:frame draw:style-name="fr1" draw:name="Rahmen3" text:anchor-type="char" svg:width="7.62cm" draw:z-index="3"><draw:text-box fo:min-height="4.128cm"><table:table table:name="Tabelle5" table:style-name="Tabelle5"><table:table-column table:style-name="Tabelle5.A"/><table:table-row table:style-name="Tabelle5.1"><table:table-cell table:style-name="Tabelle5.A1" office:value-type="string"><table:table table:name="Tabelle6" table:style-name="Tabelle6"><table:table-column table:style-name="Tabelle6.A"/><table:table-row><table:table-cell table:style-name="Tabelle6.A1" office:value-type="string"><text:p text:style-name="P1">[Adressat.Anschrift]</text:p></table:table-cell></table:table-row></table:table><text:p text:style-name="Table_20_Contents"> </text:p></table:table-cell></table:table-row></table:table></draw:text-box></draw:frame>[Mandant.Titel] gültig</text:p>
      <text:p text:style-name="P3">[*Mandant.Vorname] gültig</text:p>
      <text:p text:style-name="P3"><text:span text:style-name="T7">[:Mandant.Vorname] ungültig (aber Word lässt das jetzt zu, weil [*]? durch ? ersetzt wurde)</text:span></text:p>
      <text:p text:style-name="P3">[**Mandant.Vorname] ungültig</text:p>
      <text:p text:style-name="P3">[*:Mandant.Name] ungültig</text:p>
      <text:p text:style-name="P3">[a:Mandant.Name] ungültig</text:p>
      <text:p text:style-name="P3"><text:span text:style-name="T2"/></text:p>
      <text:p text:style-name="P3"><draw:frame draw:style-name="fr1" draw:name="Rahmen1" text:anchor-type="char" svg:width="7.62cm" draw:z-index="0"><draw:text-box fo:min-height="4.128cm"><table:table table:name="Tabelle1" table:style-name="Tabelle1"><table:table-column table:style-name="Tabelle1.A"/><table:table-row table:style-name="Tabelle1.1"><table:table-cell table:style-name="Tabelle1.A1" office:value-type="string"><table:table table:name="Tabelle2" table:style-name="Tabelle2"><table:table-column table:style-name="Tabelle2.A"/><table:table-row><table:table-cell table:style-name="Tabelle2.A1" office:value-type="string"><text:p text:style-name="P1">[Adressat.Anschrift]</text:p></table:table-cell></table:table-row></table:table><text:p text:style-name="Table_20_Contents"> </text:p></table:table-cell></table:table-row></table:table></draw:text-box></draw:frame>[Mandant.Titel] [Mandant.Vorname] [Mandant.Name]</text:p>
      <text:p text:style-name="Text_20_body"><text:span text:style-name="T2">[SQL:select "FMH Innere Medizin, Pneumologie\nund Schlafmedizin" from KONTAKT where ID='[Mandant.ID]' and deleted=0 and (KONTAKT.bezeichnung3 like "jh")]</text:span><text:soft-page-break/><text:span text:style-name="T2">[SQL:select "Facharzt für Innere Medizin\nund Pneumologie FMH" from KONTAKT where ID='[Mandant.ID]' and deleted=0 and (KONTAKT.bezeichnung3 like "uk")][SQL:select "Fachärztin FMH für Neurologie\nund Schlafmedizin" from KONTAKT where ID='[Mandant.ID]' and deleted=0 and (KONTAKT.bezeichnung3 like "ic")]<text:line-break/></text:span><text:span text:style-name="T1">Lindenhofspital<text:line-break/>[Mandant.Strasse]<text:line-break/>[Mandant.Plz] [Mandant.Ort]</text:span><text:span text:style-name="T3"><text:line-break/>[Mandant.E-Mail]<text:line-break/>Tel. [Mandant.Telefon1]<text:line-break/>Fax [Mandant.Fax]</text:span></text:p>
      <text:p text:style-name="Text_20_body"><draw:frame draw:style-name="fr2" draw:name="Rahmen2" text:anchor-type="char" svg:width="7.62cm" draw:z-index="2"><draw:text-box fo:min-height="1.111cm"><table:table table:name="Tabelle3" table:style-name="Tabelle3"><table:table-column table:style-name="Tabelle3.A"/><table:table-row table:style-name="Tabelle3.1"><table:table-cell table:style-name="Tabelle3.A1" office:value-type="string"><table:table table:name="Tabelle4" table:style-name="Tabelle4"><table:table-column table:style-name="Tabelle4.A"/><table:table-row><table:table-cell table:style-name="Tabelle4.A1" office:value-type="string"><text:p text:style-name="P2">Bern, [Datum.heute]</text:p></table:table-cell></table:table-row></table:table><text:p text:style-name="Table_20_Contents"> </text:p></table:table-cell></table:table-row></table:table></draw:text-box></draw:frame><draw:frame draw:style-name="fr3" draw:name="Grafik1" text:anchor-type="as-char" svg:width="2.09cm" svg:height="2.646cm" draw:z-index="1"><draw:image xlink:href="file:///C:%5CUsers%5Cjsigle%5CAppData%5CLocal%5CTemp%5Cmsohtml1%5C01%5Cclip_image002.gif" xlink:type="simple" xlink:show="embed" xlink:actuate="onLoad"/></draw:frame>                                                                      </text:p>
      <text:p text:style-name="Text_20_body"> </text:p>
      <text:p text:style-name="Text_20_body"> </text:p>
      <text:p text:style-name="Text_20_body">[Adressat:mw:Lieber/Liebe] [Adressat.Vorname]</text:p>
      <text:p text:style-name="Text_20_body"> </text:p>
      <text:p text:style-name="Text_20_body">Vielen Dank für das konsiliarische Beiziehen meinerseits bei [Patient:mw:Deinem Patienten,/Deiner Patientin,] <text:span text:style-name="T4">[Patient:mw:Herrn/Frau] [SQL:select concat_ws(', ',nullif(concat_ws(' ',Titel,Bezeichnung1,Bezeichnung2),''),nullif(date_format(Geburtsdatum,'%d.%m.%Y'),''),nullif(Strasse,''),nullif(concat(ifnull(concat(nullif(Land,''),'-'),''),ifnull(concat(nullif(Plz,''),' '),''),ifnull(Ort,'')),'')) from kontakt where ID='[Patient.ID]' and deleted=0]</text:span>, [SQL:select concat(nullif(concat_ws(', ',nullif(Telefon1,''),nullif(Telefon2,''),concat('',nullif(NatelNr,'')),concat('Fax ',nullif(Fax,'')),nullif(Email,'')),''),',') from kontakt where ID='[Patient.ID]' and deleted=0] [Patient:mwn:den/die/den] ich am [Konsultation.Datum] sah.</text:p>
      <text:p text:style-name="Text_20_body"> </text:p>
      <text:p text:style-name="P5">Diagnosen:</text:p>
      <text:p text:style-name="Text_20_body">[Patient.Diagnosen]</text:p>
      <text:p text:style-name="Text_20_body"> </text:p>
      <text:p text:style-name="P5">Allergien:[</text:p>
      <text:p text:style-name="Text_20_body">[Patient.Allergien]</text:p>
      <text:p text:style-name="Text_20_body"> </text:p>
      <text:p text:style-name="P5">Beurteilung und Vorschläge zum Procedere:</text:p>
      <text:p text:style-name="Text_20_body">[Konsultation.Datum]</text:p>
      <text:p text:style-name="Text_20_body">[Konsultation.Diagnose]</text:p>
      <text:p text:style-name="Text_20_body">[Konsultation.Eintrag]</text:p>
      <text:p text:style-name="Text_20_body"> </text:p>
      <text:p text:style-name="Text_20_body">Mit bestem Dank für die Zusammenarbeit und herzlichem Gruss</text:p>
      <text:p text:style-name="Text_20_body"> </text:p>
      <text:p text:style-name="Text_20_body"> </text:p>
      <text:p text:style-name="Text_20_body"><text:soft-page-break/>[Mandant.Vorname]</text:p>
      <text:p text:style-name="Text_20_body"> </text:p>
      <text:p text:style-name="P7">Beilagen:</text:p>
      <text:p text:style-name="Text_20_body"> </text:p>
      <text:p text:style-name="P7">Kopien:</text:p>
      <text:p text:style-name="Text_20_body"> </text:p>
      <text:p text:style-name="P7">Systemrelevante Anamnese:</text:p>
      <text:p text:style-name="P6">[Patient.PersAnamnese]</text:p>
      <text:p text:style-name="Text_20_body"> </text:p>
      <text:p text:style-name="P7">Befunde:</text:p>
      <text:p text:style-name="P6">[Befunde-Data:Patient:BMI]</text:p>
      <text:p text:style-name="P6">[Befunde-Data:Patient:RR]</text:p>
      <text:p text:style-name="P6">[Befunde-Data:Patient:BZ]</text:p>
      <text:p text:style-name="P6">[Befunde-Data:Patient:EKG]</text:p>
      <text:p text:style-name="P6">[Befunde-Data:Patient:Pneumologie]</text:p>
      <text:p text:style-name="P6">[Befunde-Data:Patient:Radiologie]</text:p>
      <text:p text:style-name="P6">[Befunde-Data:Patient:Sonographie]</text:p>
      <text:p text:style-name="Text_20_body"> </text:p>
      <text:p text:style-name="P7">Medikamente:</text:p>
      <text:p text:style-name="P6">[Patient.Medikation]</text:p>
      <text:p text:style-name="Text_20_body"> </text:p>
      <text:p text:style-name="P7">Arbeitsunfähigkeit:</text:p>
      <text:p text:style-name="P6">Von [AUF.von] bis [AUF.bis] zu [AUF.Prozent]% wegen [AUF.Grund]</text:p>
      <text:p text:style-name="P6">[AUF.Zusatz]</text:p>
      <text:p text:style-name="Text_20_body"> </text:p>
      <text:p text:style-name="P7">Kopie an:</text:p>
      <text:p text:style-name="P9">[SQL|\n|\n \n:select concat_ws(', ',concat(ifnull(concat(nullif(Titel,       ''),' '),''),ifnull(concat(nullif(Bezeichnung2,''),' '),''),ifnull(nullif(Bezeichnung1,''),'')),ifnull(nullif(Bezeichnung3,''),'')),'\n',concat_ws(', ',concat(ifnull(concat(nullif(Strasse,''),', '),''),ifnull(concat(nullif(Land,''),'-'),''),ifnull(concat(nullif(Plz,''),' '),''),ifnull(nullif(Ort,''),'')),nullif(concat_ws(', ',ifnull(concat('',nullif(concat_ws(', ',nullif(Telefon1,''),nullif(Telefon2,'')),'')),''),concat('Fax: '   ,nullif(Fax    ,'')),concat('',nullif(Email  ,''))),'')),'\n' from kontakt,(select Bezug,otherID from kontakt,kontakt_adress_joint where kontakt.ID=myID and myID='[Patient.ID]' and kontakt.deleted=0 and kontakt_adress_joint.deleted=0) as hinzuBezugIDlist where kontakt.ID=hinzuBezugIDlist.otherID]</text:p>
      <text:p text:style-name="P9">Medizinische Codierung, Lindenhofspital, im Hause (vertraulich)</text:p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1" svg:font-family="Consolas"/>
    <style:font-face style:name="Mangal1" svg:font-family="Mangal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23T00:58:33.53</meta:creation-date>
    <dc:date>2016-09-23T05:19:04.57</dc:date>
    <meta:editing-duration>PT4H20M25S</meta:editing-duration>
    <meta:editing-cycles>18</meta:editing-cycles>
    <meta:generator>OpenOffice.org/3.3$Win32 OpenOffice.org_project/330m20$Build-9567</meta:generator>
    <meta:document-statistic meta:table-count="6" meta:image-count="1" meta:object-count="0" meta:page-count="3" meta:paragraph-count="83" meta:word-count="460" meta:character-count="5376"/>
  </office:meta>
</office:document-meta>
</file>